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A000000BB8A25856606AA8184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20pt" style:text-underline-style="solid" style:text-underline-width="auto" style:text-underline-color="font-color" officeooo:rsid="00026a3e" officeooo:paragraph-rsid="00026a3e" style:font-size-asian="17.5pt" style:font-size-complex="20pt"/>
    </style:style>
    <style:style style:name="T1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règle &lt;a&gt;<text:span text:style-name="T1">i</text:span></text:p>
      <text:p text:style-name="P1"><draw:frame draw:style-name="fr1" draw:name="Image1" text:anchor-type="paragraph" svg:x="-1.808cm" svg:y="3.364cm" svg:width="22.664cm" svg:height="16.999cm" draw:z-index="0" draw:transform="translate (-9.524cm -11.8635cm) rotate (4.71238898038469) translate (9.524cm 11.8635cm)"><draw:image xlink:href="Pictures/1000000000000FA000000BB8A25856606AA8184B.jpg" xlink:type="simple" xlink:show="embed" xlink:actuate="onLoad" loext:mime-type="image/jpeg"/></draw:frame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3:22:09.172000000</meta:creation-date>
    <dc:date>2020-11-05T13:24:53.621000000</dc:date>
    <meta:editing-duration>PT2M45S</meta:editing-duration>
    <meta:editing-cycles>1</meta:editing-cycles>
    <meta:document-statistic meta:table-count="0" meta:image-count="1" meta:object-count="0" meta:page-count="1" meta:paragraph-count="1" meta:word-count="3" meta:character-count="16" meta:non-whitespace-character-count="14"/>
    <meta:generator>LibreOffice/6.0.7.3$Windows_X86_64 LibreOffice_project/dc89aa7a9eabfd848af146d5086077aeed2ae4a5</meta:generator>
  </office:meta>
</office:document-meta>
</file>